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db40"/>
    </style:style>
    <style:style style:name="P2" style:family="paragraph" style:parent-style-name="Standard">
      <style:text-properties officeooo:paragraph-rsid="00054eb3"/>
    </style:style>
    <style:style style:name="P3" style:family="paragraph" style:parent-style-name="Standard">
      <style:text-properties officeooo:paragraph-rsid="00095065"/>
    </style:style>
    <style:style style:name="P4" style:family="paragraph" style:parent-style-name="Standard">
      <style:text-properties officeooo:paragraph-rsid="000bc2ca"/>
    </style:style>
    <style:style style:name="P5" style:family="paragraph" style:parent-style-name="Standard">
      <style:text-properties officeooo:paragraph-rsid="000d96d9"/>
    </style:style>
    <style:style style:name="P6" style:family="paragraph" style:parent-style-name="Standard">
      <style:text-properties officeooo:paragraph-rsid="000eaa51"/>
    </style:style>
    <style:style style:name="P7" style:family="paragraph" style:parent-style-name="Standard">
      <style:text-properties officeooo:paragraph-rsid="000ee00c"/>
    </style:style>
    <style:style style:name="T1" style:family="text">
      <style:text-properties officeooo:rsid="0003db40"/>
    </style:style>
    <style:style style:name="T2" style:family="text">
      <style:text-properties officeooo:rsid="00054eb3"/>
    </style:style>
    <style:style style:name="T3" style:family="text">
      <style:text-properties officeooo:rsid="0006c01f"/>
    </style:style>
    <style:style style:name="T4" style:family="text">
      <style:text-properties officeooo:rsid="00079299"/>
    </style:style>
    <style:style style:name="T5" style:family="text">
      <style:text-properties officeooo:rsid="00095065"/>
    </style:style>
    <style:style style:name="T6" style:family="text">
      <style:text-properties officeooo:rsid="000bc2ca"/>
    </style:style>
    <style:style style:name="T7" style:family="text">
      <style:text-properties officeooo:rsid="000d96d9"/>
    </style:style>
    <style:style style:name="T8" style:family="text">
      <style:text-properties officeooo:rsid="000e861c"/>
    </style:style>
    <style:style style:name="T9" style:family="text">
      <style:text-properties officeooo:rsid="000ea126"/>
    </style:style>
    <style:style style:name="T10" style:family="text">
      <style:text-properties officeooo:rsid="000eaa51"/>
    </style:style>
    <style:style style:name="T11" style:family="text">
      <style:text-properties officeooo:rsid="000ee00c"/>
    </style:style>
    <style:style style:name="T12" style:family="text">
      <style:text-properties officeooo:rsid="0010832c"/>
    </style:style>
    <style:style style:name="T13" style:family="text">
      <style:text-properties officeooo:rsid="00111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214, </text:span><text:span text:style-name="T12">8.11.2012, </text:span><text:span text:style-name="T1">14:00 – 15:00</text:span></text:p>
      <text:p text:style-name="P1"><text:span text:style-name="T1"/></text:p>
      <text:p text:style-name="P1"><text:span text:style-name="T1"/></text:p>
      <text:p text:style-name="P2"><text:span text:style-name="T2">Current status of project plan reviewed: not much left to do.</text:span></text:p>
      <text:p text:style-name="P2"><text:span text:style-name="T2">Added </text:span><text:span text:style-name="T3">and revised task listings </text:span><text:span text:style-name="T4">(and time requirements)</text:span><text:span text:style-name="T3">.</text:span></text:p>
      <text:p text:style-name="P3"><text:span text:style-name="T5">Divided rest of the project plan among group members.</text:span></text:p>
      <text:p text:style-name="P5"><text:span text:style-name="T7">Initial thoughts about project schedule:</text:span></text:p>
      <text:p text:style-name="P5"><text:span text:style-name="T7">- functional starting next week, lasts 3-4 weeks</text:span></text:p>
      <text:p text:style-name="P5"><text:span text:style-name="T7">- technical starts after that, done for januray</text:span></text:p>
      <text:p text:style-name="P5"><text:span text:style-name="T7">- implementation starts in january:</text:span></text:p>
      <text:p text:style-name="P5"><text:span text:style-name="T9">-</text:span><text:span text:style-name="T8">- </text:span><text:span text:style-name="T9">start with </text:span><text:span text:style-name="T10">folder/file scanning,</text:span><text:span text:style-name="T9"> C++ algorithm and basic table style widget</text:span></text:p>
      <text:p text:style-name="P6"><text:span text:style-name="T10">-- graph visualization after C++ about done</text:span></text:p>
      <text:p text:style-name="P6"><text:span text:style-name="T10">-- locking/manual dependencies and VHDL after others done, also filters</text:span></text:p>
      <text:p text:style-name="P3"><text:span text:style-name="T5"/></text:p>
      <text:p text:style-name="P4"><text:span text:style-name="T6">Next meeting:</text:span></text:p>
      <text:p text:style-name="P7"><text:span text:style-name="T11">Tietotalo, </text:span><text:span text:style-name="T13">14.11.2012, 12:30</text:span></text:p>
      <text:p text:style-name="P7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9S</meta:editing-duration>
    <meta:editing-cycles>17</meta:editing-cycles>
    <meta:generator>LibreOffice/3.6$Windows_x86 LibreOffice_project/da8c1e6-fd468f4-454e206-f42a4a9-143cfd</meta:generator>
    <dc:date>2012-11-08T15:06:21.31</dc:date>
    <meta:document-statistic meta:table-count="0" meta:image-count="0" meta:object-count="0" meta:page-count="1" meta:paragraph-count="13" meta:word-count="93" meta:character-count="603" meta:non-whitespace-character-count="523"/>
    <meta:user-defined meta:name="Info 1"/>
    <meta:user-defined meta:name="Info 2"/>
    <meta:user-defined meta:name="Info 3"/>
    <meta:user-defined meta:name="Info 4"/>
  </office:meta>
</office:document-meta>
</file>